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6000001E9BA8A2DBEF64B7E36.png" manifest:media-type="image/png"/>
  <manifest:file-entry manifest:full-path="Pictures/1000000000000500000002D068F5B5F16AD8B5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64cm" svg:height="13.563cm" svg:x="1.012cm" svg:y="1.026cm">
          <draw:image xlink:href="Pictures/1000000000000326000001E9BA8A2DBEF64B7E36.png" xlink:type="simple" xlink:show="embed" xlink:actuate="onLoad" loext:mime-type="image/png">
            <text:p/>
          </draw:image>
        </draw:frame>
        <draw:frame draw:style-name="gr1" draw:text-style-name="P1" draw:layer="layout" svg:width="14.824cm" svg:height="13.462cm" svg:x="12.176cm" svg:y="1cm">
          <draw:image xlink:href="Pictures/1000000000000500000002D068F5B5F16AD8B57C.png" xlink:type="simple" xlink:show="embed" xlink:actuate="onLoad" loext:mime-type="image/png">
            <text:p/>
          </draw:image>
        </draw:frame>
        <draw:frame draw:style-name="gr2" draw:text-style-name="P2" draw:layer="layout" svg:width="25.146cm" svg:height="0.962cm" svg:x="1cm" svg:y="0.111cm">
          <draw:text-box>
            <text:p>Hacker Tower Defence Lemming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0T22:11:43.922000000</meta:creation-date>
    <dc:date>2020-07-10T22:17:27.009000000</dc:date>
    <meta:editing-duration>PT5M43S</meta:editing-duration>
    <meta:editing-cycles>1</meta:editing-cycles>
    <meta:generator>LibreOffice/6.4.4.2$Windows_X86_64 LibreOffice_project/3d775be2011f3886db32dfd395a6a6d1ca2630ff</meta:generator>
    <meta:document-statistic meta:object-count="3"/>
  </office:meta>
</office:document-meta>
</file>